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4" table:default-cell-style-name="ce2"/>
        <table:table-column table:style-name="co2" table:default-cell-style-name="ce4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120, 111, 82]</text:p>
          </table:table-cell>
          <table:table-cell office:value-type="string">
            <text:p>[118, 109, 80]</text:p>
          </table:table-cell>
          <table:table-cell office:value-type="string">
            <text:p>[117, 108, 79]</text:p>
          </table:table-cell>
          <table:table-cell office:value-type="string">
            <text:p>[50, 70, 79]</text:p>
          </table:table-cell>
          <table:table-cell office:value-type="string">
            <text:p>[51, 71, 81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121, 112, 83]</text:p>
          </table:table-cell>
          <table:table-cell office:value-type="string">
            <text:p>[120, 111, 82]</text:p>
          </table:table-cell>
          <table:table-cell office:value-type="string">
            <text:p>[51, 70, 80]</text:p>
          </table:table-cell>
          <table:table-cell office:value-type="string">
            <text:p>[50, 72, 81]</text:p>
          </table:table-cell>
          <table:table-cell office:value-type="string">
            <text:p>[49, 69, 82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121, 112, 83]</text:p>
          </table:table-cell>
          <table:table-cell office:value-type="string">
            <text:p>[50, 111, 201]</text:p>
          </table:table-cell>
          <table:table-cell office:value-type="string">
            <text:p>[50, 109, 200]</text:p>
          </table:table-cell>
          <table:table-cell office:value-type="string">
            <text:p>[51, 115, 204]</text:p>
          </table:table-cell>
          <table:table-cell office:value-type="string">
            <text:p>[67, 200, 100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200, 50, 90]</text:p>
          </table:table-cell>
          <table:table-cell office:value-type="string">
            <text:p>[225, 104, 67]</text:p>
          </table:table-cell>
          <table:table-cell office:value-type="string">
            <text:p>[50, 115, 202]</text:p>
          </table:table-cell>
          <table:table-cell office:value-type="string">
            <text:p>[73, 112, 201]</text:p>
          </table:table-cell>
          <table:table-cell office:value-type="string">
            <text:p>[72, 100, 203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201, 70, 100]</text:p>
          </table:table-cell>
          <table:table-cell office:value-type="string">
            <text:p>[100, 234, 80]</text:p>
          </table:table-cell>
          <table:table-cell office:value-type="string">
            <text:p>[103, 231, 79]</text:p>
          </table:table-cell>
          <table:table-cell office:value-type="string">
            <text:p>[99, 229, 78]</text:p>
          </table:table-cell>
          <table:table-cell office:value-type="string">
            <text:p>[98, 228, 77]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03/13/2011</text:date>, <text:time>18:1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rey Minton</meta:initial-creator>
    <meta:creation-date>2011-03-13T18:13:23</meta:creation-date>
    <dc:date>2011-03-13T18:13:53</dc:date>
    <dc:creator>Jeffrey Minton</dc:creator>
    <meta:editing-duration>PT30S</meta:editing-duration>
    <meta:editing-cycles>1</meta:editing-cycles>
    <meta:document-statistic meta:table-count="3" meta:cell-count="35" meta:object-count="0"/>
    <meta:generator>LibreOffice/3.3$Unix LibreOffice_project/330m19$Build-8</meta:generator>
  </office:meta>
</office:document-meta>
</file>